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fo:font-size="12pt" style:font-size-asian="12pt" style:font-size-complex="12pt" fo:background-color="#ffffff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 fo:padding-left="0in" fo:padding-right="0in" fo:padding-top="0in" fo:padding-bottom="0.139in" fo:border="0.26pt solid #00000a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 fo:padding-left="0in" fo:padding-right="0in" fo:padding-top="0in" fo:padding-bottom="0.139in" fo:border="0.26pt solid #00000a"/>
      <style:text-properties fo:font-size="12pt" style:font-size-asian="12pt" style:font-size-complex="12pt" fo:background-color="#ffffff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 fo:padding="0in" fo:border="0.26pt solid #00000a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 fo:padding-left="0in" fo:padding-right="0in" fo:padding-top="0in" fo:padding-bottom="0.1528in" fo:border="0.26pt solid #00000a"/>
      <style:text-properties fo:font-size="12pt" style:font-size-asian="12pt" style:font-size-complex="12pt" fo:background-color="#ffffff"/>
    </style:style>
    <style:style style:name="P9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10" style:family="paragraph" style:parent-style-name="Standard">
      <style:paragraph-properties fo:margin-left="0in" fo:margin-right="0.6252in" fo:margin-top="0in" fo:margin-bottom="0in" loext:contextual-spacing="false" fo:line-height="115%" fo:text-align="justify" style:justify-single-word="false" fo:text-indent="0in" style:auto-text-indent="false" fo:padding-left="0in" fo:padding-right="0in" fo:padding-top="0in" fo:padding-bottom="0.139in" fo:border="0.26pt solid #00000a"/>
    </style:style>
    <style:style style:name="P11" style:family="paragraph" style:parent-style-name="Standard">
      <style:paragraph-properties fo:margin-left="0in" fo:margin-right="0.6252in" fo:margin-top="0in" fo:margin-bottom="0in" loext:contextual-spacing="false" fo:line-height="115%" fo:text-align="justify" style:justify-single-word="false" fo:text-indent="0in" style:auto-text-indent="false" fo:padding-left="0in" fo:padding-right="0in" fo:padding-top="0in" fo:padding-bottom="0.139in" fo:border="0.26pt solid #00000a"/>
      <style:text-properties fo:font-size="12pt" style:font-size-asian="12pt" style:font-size-complex="12pt" fo:background-color="#ffffff"/>
    </style:style>
    <style:style style:name="P12" style:family="paragraph" style:parent-style-name="Standard">
      <style:paragraph-properties fo:margin-left="0in" fo:margin-right="0.6252in" fo:margin-top="0in" fo:margin-bottom="0in" loext:contextual-spacing="false" fo:text-align="justify" style:justify-single-word="false" fo:text-indent="0in" style:auto-text-indent="false" fo:padding-left="0in" fo:padding-right="0in" fo:padding-top="0in" fo:padding-bottom="0.139in" fo:border="0.26pt solid #00000a"/>
    </style:style>
    <style:style style:name="P13" style:family="paragraph" style:parent-style-name="Standard">
      <style:paragraph-properties fo:margin-left="0in" fo:margin-right="0.6252in" fo:margin-top="0in" fo:margin-bottom="0in" loext:contextual-spacing="false" fo:line-height="115%" fo:text-align="justify" style:justify-single-word="false" fo:text-indent="0in" style:auto-text-indent="false" fo:padding="0in" fo:border="0.26pt solid #00000a"/>
    </style:style>
    <style:style style:name="P14" style:family="paragraph" style:parent-style-name="Standard">
      <style:paragraph-properties fo:margin-left="0in" fo:margin-right="0.6252in" fo:margin-top="0in" fo:margin-bottom="0in" loext:contextual-spacing="false" fo:line-height="115%" fo:text-align="justify" style:justify-single-word="false" fo:text-indent="0in" style:auto-text-indent="false" fo:padding="0in" fo:border="0.26pt solid #00000a"/>
      <style:text-properties fo:font-size="12pt" style:font-size-asian="12pt" style:font-size-complex="12pt" fo:background-color="#ffffff"/>
    </style:style>
    <style:style style:name="P15" style:family="paragraph" style:parent-style-name="Heading_20_2">
      <style:paragraph-properties fo:margin-left="0in" fo:margin-right="0.6252in" fo:margin-top="0in" fo:margin-bottom="0in" loext:contextual-spacing="false" fo:line-height="115%" fo:text-align="start" style:justify-single-word="false" fo:keep-together="auto" fo:text-indent="0in" style:auto-text-indent="false" fo:padding-left="0in" fo:padding-right="0in" fo:padding-top="0in" fo:padding-bottom="0.0972in" fo:border="0.26pt solid #00000a" fo:keep-with-next="auto"/>
    </style:style>
    <style:style style:name="P16" style:family="paragraph" style:parent-style-name="Heading_20_2">
      <style:paragraph-properties fo:margin-left="0in" fo:margin-right="0.6252in" fo:margin-top="0in" fo:margin-bottom="0in" loext:contextual-spacing="false" fo:line-height="100%" fo:keep-together="auto" fo:text-indent="0in" style:auto-text-indent="false" fo:padding-left="0in" fo:padding-right="0in" fo:padding-top="0in" fo:padding-bottom="0.0972in" fo:border="0.26pt solid #00000a" fo:keep-with-next="auto"/>
    </style:style>
    <style:style style:name="P17" style:family="paragraph" style:parent-style-name="Heading_20_2">
      <style:paragraph-properties fo:margin-top="0in" fo:margin-bottom="0in" loext:contextual-spacing="false" fo:line-height="115%" fo:text-align="start" style:justify-single-word="false" fo:keep-together="auto" fo:padding-left="0in" fo:padding-right="0in" fo:padding-top="0in" fo:padding-bottom="0.0972in" fo:border="0.26pt solid #00000a" fo:keep-with-next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Conteúdo:O que é fisioterapia</text:span></text:p>
      <text:p text:style-name="P2"><text:span text:style-name="T1">Referencia:</text:span></text:p>
      <text:p text:style-name="P3"/>
      <text:p text:style-name="P2"><text:span text:style-name="T3">Título:</text:span></text:p>
      <text:p text:style-name="P2"><text:span text:style-name="T1">Você sabe o que é fisioterapia? Sabe o que ela pode te ajudar.</text:span></text:p>
      <text:p text:style-name="P4"/>
      <text:p text:style-name="P2"><text:span text:style-name="T2">Fisioterapia, é um profissional que atende os tratamentos e prevenção dos distúrbios em relação aos movimentos, como doenças adquiridas, mudanças genéticas, vícios posturais e acidentes como lesões, traumas entre outros. </text:span></text:p>
      <text:p text:style-name="P2"><text:span text:style-name="T2">O objetivo da fisioterapia é preservar e restaurar a totalidade dos órgãos, sistemas e suas funções. <text:s/>Além de auxiliar na recuperação de acidentes, lesões, fraturas, portadores de deficiências mentais e físicos, o fisitorapeuta trabalha com idosos, crianças, gestantes. </text:span></text:p>
      <text:p text:style-name="P2"><text:span text:style-name="T2">O fisioterapeuta pode atuar em vários lugares como clínicas, hospitais, empresas, perícias judiciais, todos voltados para a saúde. </text:span></text:p>
      <text:p text:style-name="P2"><text:span text:style-name="T2">Dentro da fisioterapia há vários tratamentos. Esses métodos se diferenciam conforme o objetivo e condições do paciente, os tratamentos podem ser:</text:span></text:p>
      <text:p text:style-name="P4"/>
      <text:p text:style-name="P15"><text:bookmark text:name="_hvdyvpn8cdkn"/><text:span text:style-name="T4">Cinesioterapia</text:span></text:p>
      <text:p text:style-name="P10"><text:span text:style-name="T2">É uma terapia realizada por meios de exercícios de alongamentos e fortalecimentos, mobilizações e entre outros.</text:span></text:p>
      <text:p text:style-name="P10"><text:span text:style-name="T2">Seu objetivo é a movimentação. Esta é a terapia mais utilizada, sozinha ou associada a outras formas de tratamento (eletroterapia, crioterapia, mecanoterapia, etc.)</text:span></text:p>
      <text:p text:style-name="P11"/>
      <text:p text:style-name="P15"><text:bookmark text:name="_edcihhvy7fw1"/><text:span text:style-name="T4">Eletroterapia</text:span></text:p>
      <text:p text:style-name="P15"><text:bookmark text:name="_kyulwb3qzgky"/><text:span text:style-name="T2">Terapia realizada por meio de equipamentos que fazem uso da corrente elétrica, através de frequências e intensidades conforme o objetivo a ser atingido. As principais ações terapêuticas incluem a analgesia, excitação neuromuscular, regeneração de tecidos vasculares, iontoforese – introdução de medicamentos e diagnósticos de condições neuromusculares e órgãos internos. São os famosos “choquinhos”.</text:span></text:p>
      <text:p text:style-name="P1"/>
      <text:p text:style-name="P16"><text:bookmark text:name="_s8nt8jug7xy8"/><text:span text:style-name="T4">Crioterapia</text:span></text:p>
      <text:p text:style-name="P12"><text:span text:style-name="T2">Terapia realizada com o uso de frio nas mais variadas formas: compressas, imersão, varredura, dentre outras, para obtenção de analgesia, redução da inflamação e edema, estimulação neuromuscular, etc.</text:span></text:p>
      <text:p text:style-name="P3"/>
      <text:p text:style-name="P3"/>
      <text:p text:style-name="P15"><text:bookmark text:name="_n7pz6htu6rja"/><text:span text:style-name="T4">Fototerapia</text:span></text:p>
      <text:p text:style-name="P10"><text:span text:style-name="T2">Terapia realizada por meio de luz (parâmetros físicos variáveis) para promoção de analgesia, reparo tecidual, redução da inflamação, dentre outros. Ex.: infravermelho, laser, etc.</text:span></text:p>
      <text:p text:style-name="P15"><text:bookmark text:name="_zfhmpj4to6no"/><text:span text:style-name="T4">Hidroterapia</text:span></text:p>
      <text:p text:style-name="P13"><text:soft-page-break/><text:span text:style-name="T2">Terapia por meio de exercícios realizados na água (fria ou morna) com imersão parcial ou total do corpo, visando o relaxamento muscular, mobilidade articular, etc.</text:span></text:p>
      <text:p text:style-name="P14"/>
      <text:p text:style-name="P17"><text:bookmark text:name="_vim5tbq6kifp"/><text:span text:style-name="T4">Massoterapia</text:span></text:p>
      <text:p text:style-name="P5"><text:span text:style-name="T2">Terapia realizada por meio de massagens como a drenagem linfática, massagens clássica e reflexa, etc. Os principais objetivos variam conforme a técnica utilizada: relaxamento muscular, drenagem de membros, estimulação de vísceras, etc.</text:span></text:p>
      <text:p text:style-name="P17"><text:bookmark text:name="_sx12prx5kgwl"/><text:span text:style-name="T4">Mecanoterapia</text:span></text:p>
      <text:p text:style-name="P5"><text:span text:style-name="T2">Terapia realizada por meio de agentes mecânicos com parâmetros variáveis como as demais com finalidade analgésica, anti-inflamatória, sonoforese – introdução de medicamentos pelo ultra-som, etc.</text:span></text:p>
      <text:p text:style-name="P17"><text:bookmark text:name="_qqt1xhufl01"/><text:span text:style-name="T4">Respiratória</text:span></text:p>
      <text:p text:style-name="P5"><text:span text:style-name="T2">Terapia que inclui variadas formas de tratamentos para reabilitação e promoção de saúde do sistema respiratório. Ex.: vibração manual, tosse assistida, pressão expiratória, drenagem postural, uso de incentivadores respiratórios, etc.</text:span></text:p>
      <text:p text:style-name="P17"><text:bookmark text:name="_lv2uy21ndko5"/><text:span text:style-name="T4">Terapia Manual</text:span></text:p>
      <text:p text:style-name="P5"><text:span text:style-name="T2">Terapia realizada por meio de técnicas manuais. Geralmente confundida com a massoterapia, distingue-se pela finalidade de restabelecer os movimentos e funções fisiológicas através de manipulações articulares e tecidos moles, alongamentos de fáscias e músculos, etc.</text:span></text:p>
      <text:p text:style-name="P6"/>
      <text:p text:style-name="P17"><text:bookmark text:name="_9byfdq795fs8"/><text:span text:style-name="T4">Termoterapia</text:span></text:p>
      <text:p text:style-name="P5"><text:span text:style-name="T2">Terapia realizada por meio de calor seco ou úmido com parâmetros físicos variáveis conforme o objetivo. Aqui entram as terapias por meio de ondas curtas e bolsas de água quente dentre outros, e visam a analgesia, relaxamento muscular, etc.</text:span></text:p>
      <text:p text:style-name="P7"><text:span text:style-name="T2">Antes de determinar qual o tipo de terapia mais adequada ao paciente/atleta, é importante ressaltar a necessidade de submeter-se a uma avaliação completa do quadro em que este se encontra: dados pessoais, queixa principal, dados que remetem ao mecanismo de lesão, estágio em que se encontra a lesão, realizar testes gerais de mobilidade e postura, testes específicos da região acometida e traçar um plano de tratamento/condicionamento em conjunto com demais profissionais para uma maior efetivação da terapia.</text:span></text:p>
      <text:p text:style-name="P8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542" meta:character-count="3891" meta:non-whitespace-character-count="3373"/>
    <meta:generator>LibreOfficeDev/5.1.0.3$Linux_X86_64 LibreOffice_project/</meta:generator>
  </office:meta>
</office:document-meta>
</file>